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venir-lt-w01" svg:font-family="avenir-lt-w01, light1475496, sans-serif"/>
    <style:font-face style:name="inherit" svg:font-family="inherit"/>
    <style:font-face style:name="oswald-medium" svg:font-family="oswald-medium, oswald, sans-serif"/>
    <style:font-face style:name="roboto-thin" svg:font-family="roboto-thin, roboto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 fo:padding="0cm" fo:border="none"/>
      <style:text-properties style:use-window-font-color="true"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 style:font-name="Times New Roman" fo:font-size="12pt" style:font-size-asian="12pt" style:font-size-complex="12pt"/>
    </style:style>
    <style:style style:name="P3" style:family="paragraph" style:parent-style-name="Heading_20_1">
      <style:paragraph-properties fo:margin-left="0cm" fo:margin-right="0cm" fo:margin-top="0cm" fo:margin-bottom="0cm" style:line-height-at-least="0.926cm" fo:text-indent="0cm" style:auto-text-indent="false" fo:padding="0cm" fo:border="none" style:writing-mode="lr-tb"/>
      <style:text-properties fo:font-variant="normal" fo:text-transform="none" style:use-window-font-color="true" style:font-name="Times New Roman" fo:font-size="12pt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line-height-at-least="0.556cm" fo:text-align="start" style:justify-single-word="false" fo:text-indent="0cm" style:auto-text-indent="false" fo:padding="0cm" fo:border="none" style:writing-mode="lr-tb"/>
      <style:text-properties style:use-window-font-color="true" style:font-name="Times New Roman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cm" style:line-height-at-least="0.556cm" fo:text-align="start" style:justify-single-word="false" fo:padding="0cm" fo:border="none" style:writing-mode="lr-tb"/>
      <style:text-properties fo:font-variant="normal" fo:text-transform="none" style:use-window-font-color="true" style:font-name="Times New Roman" fo:font-size="12pt" fo:font-style="normal" fo:font-weight="normal" style:font-size-asian="12pt" style:font-size-complex="12pt"/>
    </style:style>
    <style:style style:name="P6" style:family="paragraph" style:parent-style-name="Preformatted_20_Text">
      <style:paragraph-properties fo:margin-top="0cm" fo:margin-bottom="0cm" style:line-height-at-least="0.556cm" fo:text-align="start" style:justify-single-word="false" fo:padding="0cm" fo:border="none" style:writing-mode="lr-tb"/>
      <style:text-properties fo:font-variant="normal" fo:text-transform="none" style:use-window-font-color="true" style:font-name="Times New Roman" fo:font-size="12pt" style:font-size-asian="12pt" style:font-size-complex="12pt"/>
    </style:style>
    <style:style style:name="P7" style:family="paragraph" style:parent-style-name="Text_20_body">
      <style:paragraph-properties fo:margin-left="0cm" fo:margin-right="0.132cm" fo:margin-top="0cm" fo:margin-bottom="0cm" style:line-height-at-least="0.661cm" fo:text-indent="0cm" style:auto-text-indent="false" fo:padding="0cm" fo:border="none" style:writing-mode="lr-tb"/>
      <style:text-properties style:use-window-font-color="true" style:font-name="Times New Roman" fo:font-size="12pt" style:font-size-asian="12pt" style:font-size-complex="12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PAGES_CONTAINERcenteredContent">
        <text:section text:style-name="Sect1" text:name="PAGES_CONTAINERinlineContent">
          <text:section text:style-name="Sect1" text:name="z5e1z">
            <text:section text:style-name="Sect1" text:name="z5e1zinlineContent">
              <text:section text:style-name="Sect1" text:name="z5e1zinlineContent-gridWrapper">
                <text:section text:style-name="Sect1" text:name="z5e1zinlineContent-gridContainer">
                  <text:section text:style-name="Sect1" text:name="TPAMultiSection_jrj7lwsa">
                    <text:p text:style-name="P4"><text:span text:style-name="T1">HOPELESS MELODY</text:span></text:p>
                    <text:p text:style-name="P5">Written and recorded by Ralph of London in Longformacus, Scotland.</text:p>
                    <text:p text:style-name="P5">Mixed by Josh Green at 212 Studios in London.</text:p>
                    <text:p text:style-name="P5">Mastered by Mazen Murad at Katara Studios in Doha.</text:p>
                    <text:p text:style-name="P6"><text:span text:style-name="T2"><text:line-break/>COMING UP ROSES</text:span></text:p>
                    <text:p text:style-name="P5">Written by Elliot Smith</text:p>
                    <text:p text:style-name="P5">Recorded by Ralph of London in the church of Valenciennes, France.</text:p>
                    <text:p text:style-name="P5">Mixed by Josh Green at 212 Studios in London.</text:p>
                    <text:p text:style-name="P5">Mastered by Mazen Murad at Katara Studios in Doha.</text:p>
                    <text:p text:style-name="P6"/>
                    <text:p text:style-name="P5">RALPH OF LONDON IS :</text:p>
                    <text:p text:style-name="P5">François Berkmans – drums</text:p>
                    <text:p text:style-name="P5">Léopold Lecoq – synths, bass &amp; vocals</text:p>
                    <text:p text:style-name="P5">Mrowiec Maxime – guitar &amp; vocals</text:p>
                    <text:p text:style-name="P5">Ralph – guitar &amp; vocals</text:p>
                    <text:p text:style-name="P6"/>
                    <text:p text:style-name="P5">Photography by Mattias Launois &amp; artwork by Francois Berkmans.</text:p>
                    <text:p text:style-name="P6"/>
                    <text:p text:style-name="P5">Special thanks to Carol Gorner, Richard Clegg and the Gordon Burn Trust, Diane and The Verspeetens, Simon Beudin, Nico 187 and Richard Wilkinson.</text:p>
                    <text:p text:style-name="P6"/>
                    <text:p text:style-name="P5">Fueled &amp; produced by Collective Mind &amp; Title Records in Valenciennes, France 2019.</text:p>
                    <text:h text:style-name="P3" text:outline-level="1">Ralph Of London - Hopeless Melody (single)</text:h>
                    <text:p text:style-name="P7"><text:span text:style-name="T1"><text:line-break/>300 ex. handnumeroted + handmade booklet.<text:line-break/><text:line-break/>7,00 €</text:span></text:p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venir-lt-w01" svg:font-family="avenir-lt-w01, light1475496, sans-serif"/>
    <style:font-face style:name="inherit" svg:font-family="inherit"/>
    <style:font-face style:name="oswald-medium" svg:font-family="oswald-medium, oswald, sans-serif"/>
    <style:font-face style:name="roboto-thin" svg:font-family="roboto-thin, roboto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z </meta:initial-creator>
    <meta:creation-date>2020-04-22T14:21:59.49</meta:creation-date>
    <meta:document-statistic meta:table-count="0" meta:image-count="0" meta:object-count="0" meta:page-count="1" meta:paragraph-count="19" meta:word-count="153" meta:character-count="894"/>
    <dc:date>2020-04-22T14:23:56.72</dc:date>
    <dc:creator>Franz </dc:creator>
    <meta:editing-duration>PT1M57S</meta:editing-duration>
    <meta:editing-cycles>1</meta:editing-cycles>
    <meta:generator>OpenOffice/4.1.5$Win32 OpenOffice.org_project/415m1$Build-9789</meta:generator>
  </office:meta>
</office:document-meta>
</file>